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unga" svg:font-family="Tung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style:font-name="Tunga"/>
    </style:style>
    <style:style style:name="P2" style:family="paragraph" style:parent-style-name="Text_20_body">
      <style:paragraph-properties fo:text-align="start" style:justify-single-word="false"/>
      <style:text-properties style:font-name="Tunga"/>
    </style:style>
    <style:style style:name="P3" style:family="paragraph" style:parent-style-name="Title"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ngine Refernce Guide</text:p>
      <text:p text:style-name="P1">Version 0.01</text:p>
      <text:p text:style-name="P1"/>
      <text:p text:style-name="P2">The "Engine" was created to be a lightweight and expandable game engine. It comes with several generic classes to get you started.</text:p>
      <text:p text:style-name="P2"/>
      <text:p text:style-name="P2"/>
      <text:h text:style-name="Heading_20_1" text:outline-level="1">Programming</text:h>
      <text:h text:style-name="Heading_20_2" text:outline-level="2">Keywords</text:h>
      <text:p text:style-name="Text_20_body">#---------KEYWORDS--------</text:p>
      <text:p text:style-name="Text_20_body">#words that should not be used unless specifically referencing</text:p>
      <text:p text:style-name="Text_20_body">#the object that they represent. For example, the "window" keyword</text:p>
      <text:p text:style-name="Text_20_body">#explicitly references the current window. Adding extra random</text:p>
      <text:p text:style-name="Text_20_body">#variables won't hurt anything, (i.e. window.wlzzyack 4.53), but</text:p>
      <text:p text:style-name="Text_20_body">#setting window.height 34 in the onselect group of a menu will set</text:p>
      <text:p text:style-name="Text_20_body">#the height of the window to 34, which would not be good.</text:p>
      <text:p text:style-name="Text_20_body">#</text:p>
      <text:p text:style-name="Text_20_body">#background</text:p>
      <text:p text:style-name="Text_20_body">#clipping-plane-far</text:p>
      <text:p text:style-name="Text_20_body">#clipping-plane-near</text:p>
      <text:p text:style-name="Text_20_body">#color</text:p>
      <text:p text:style-name="Text_20_body">#control</text:p>
      <text:p text:style-name="Text_20_body">#default</text:p>
      <text:p text:style-name="Text_20_body">#foreground</text:p>
      <text:p text:style-name="Text_20_body">#global</text:p>
      <text:p text:style-name="Text_20_body">#icon</text:p>
      <text:p text:style-name="Text_20_body">#style</text:p>
      <text:p text:style-name="Text_20_body">#load</text:p>
      <text:p text:style-name="Text_20_body">#loading-screen</text:p>
      <text:p text:style-name="Text_20_body">#models</text:p>
      <text:p text:style-name="Text_20_body"><text:soft-page-break/>#ondone</text:p>
      <text:p text:style-name="Text_20_body">#onselect</text:p>
      <text:p text:style-name="Text_20_body">#options</text:p>
      <text:p text:style-name="Text_20_body">#progress-display</text:p>
      <text:p text:style-name="Text_20_body">#settings [.est file] - If the settings property is set, and a valid settings file is able to be loaded, any other properties in the same level will be ignored. The whole point of the settings property is to allow the designer to link to a sub file that should basically contain everything that would have been at this level in the document.</text:p>
      <text:p text:style-name="Text_20_body">#scripts</text:p>
      <text:p text:style-name="Text_20_body">#sounds</text:p>
      <text:p text:style-name="Text_20_body">#type</text:p>
      <text:p text:style-name="Text_20_body">#window</text:p>
      <text:p text:style-name="Text_20_body">#x-offset</text:p>
      <text:p text:style-name="Text_20_body">#x-position</text:p>
      <text:p text:style-name="Text_20_body">#y-offset</text:p>
      <text:p text:style-name="Text_20_body">#y-position</text:p>
      <text:p text:style-name="Text_20_body">#z-offset</text:p>
      <text:p text:style-name="Text_20_body">#z-position</text:p>
      <text:p text:style-name="Text_20_body">#</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unga" svg:font-family="Tung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1M36S</meta:editing-duration>
    <meta:editing-cycles>3</meta:editing-cycles>
    <meta:generator>OpenOffice/4.1.2$Win32 OpenOffice.org_project/412m3$Build-9782</meta:generator>
    <dc:date>2016-10-23T15:31:32.59</dc:date>
    <meta:document-statistic meta:table-count="0" meta:image-count="0" meta:object-count="0" meta:page-count="2" meta:paragraph-count="42" meta:word-count="182" meta:character-count="1184"/>
    <meta:user-defined meta:name="Info 1"/>
    <meta:user-defined meta:name="Info 2"/>
    <meta:user-defined meta:name="Info 3"/>
    <meta:user-defined meta:name="Info 4"/>
  </office:meta>
</office:document-meta>
</file>